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.1111in" fo:line-height="150%"/>
    </style:style>
    <style:style style:name="T2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6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7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9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0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1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12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13" style:parent-style-name="Normal" style:family="paragraph">
      <style:paragraph-properties fo:margin-bottom="0.1111in" fo:line-height="150%"/>
    </style:style>
    <style:style style:name="T14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1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6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7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19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20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21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22" style:parent-style-name="Normal" style:family="paragraph">
      <style:paragraph-properties fo:margin-bottom="0.1111in" fo:line-height="150%"/>
    </style:style>
    <style:style style:name="P23" style:parent-style-name="Normal" style:family="paragraph">
      <style:paragraph-properties fo:margin-bottom="0.1111in" fo:line-height="150%"/>
    </style:style>
    <style:style style:name="T24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25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26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27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2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29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30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31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33" style:parent-style-name="Normal" style:family="paragraph">
      <style:paragraph-properties fo:margin-bottom="0.1111in" fo:line-height="150%"/>
    </style:style>
    <style:style style:name="T3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3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36" style:parent-style-name="Normal" style:family="paragraph">
      <style:paragraph-properties fo:margin-bottom="0.1111in" fo:line-height="150%"/>
    </style:style>
    <style:style style:name="T37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3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39" style:parent-style-name="Normal" style:family="paragraph">
      <style:paragraph-properties fo:margin-bottom="0.1111in" fo:line-height="150%"/>
    </style:style>
    <style:style style:name="T40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1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42" style:parent-style-name="Normal" style:family="paragraph">
      <style:paragraph-properties fo:margin-bottom="0.1111in" fo:line-height="150%"/>
    </style:style>
    <style:style style:name="T4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46" style:parent-style-name="Normal" style:family="paragraph">
      <style:paragraph-properties fo:line-height="150%"/>
    </style:style>
    <style:style style:name="P47" style:parent-style-name="Normal" style:family="paragraph">
      <style:paragraph-properties fo:margin-bottom="0.1111in" fo:line-height="150%"/>
    </style:style>
    <style:style style:name="T48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49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0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1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2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5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T56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57" style:parent-style-name="Normal" style:family="paragraph">
      <style:paragraph-properties fo:margin-bottom="0.1111in" fo:line-height="150%"/>
    </style:style>
    <style:style style:name="T5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59" style:parent-style-name="Normal" style:family="paragraph">
      <style:paragraph-properties fo:margin-bottom="0.1111in" fo:line-height="150%"/>
    </style:style>
    <style:style style:name="T60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61" style:parent-style-name="Normal" style:family="paragraph">
      <style:paragraph-properties fo:margin-bottom="0.1111in" fo:line-height="150%"/>
    </style:style>
    <style:style style:name="T62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63" style:parent-style-name="Normal" style:family="paragraph">
      <style:paragraph-properties fo:margin-bottom="0.1111in" fo:line-height="150%"/>
    </style:style>
    <style:style style:name="T6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65" style:parent-style-name="Normal" style:family="paragraph">
      <style:paragraph-properties fo:margin-bottom="0.1111in" fo:line-height="150%"/>
    </style:style>
  </office:automatic-styles>
  <office:body>
    <office:text text:use-soft-page-breaks="true">
      <text:p text:style-name="P1"><text:span text:style-name="T2">Aluno</text:span><text:span text:style-name="T3">:<text:s/></text:span><text:span text:style-name="T4">Rogério Tristão Junior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Data:</text:span><text:span text:style-name="T12"><text:s/>16/07/2013</text:span></text:p>
      <text:p text:style-name="P13"><text:span text:style-name="T14">Fase/Iteração:</text:span><text:span text:style-name="T15"><text:s/>Segunda entrega</text:span><text:span text:style-name="T16"><text:tab/></text:span><text:span text:style-name="T17"><text:tab/></text:span><text:span text:style-name="T18"><text:tab/></text:span><text:span text:style-name="T19"><text:tab/></text:span><text:span text:style-name="T20">Esforço Total:</text:span><text:span text:style-name="T21"><text:s/>52 Horas</text:span></text:p>
      <text:p text:style-name="P22"/>
      <text:p text:style-name="P23"><text:span text:style-name="T24">Atividade:<text:s/></text:span><text:span text:style-name="T25">Matriz de rastreabilidade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Esforço: 2</text:span><text:span text:style-name="T32"><text:s/>Horas</text:span></text:p>
      <text:p text:style-name="P33"><text:span text:style-name="T34">Descrição:<text:s/></text:span><text:span text:style-name="T35">Criação da matriz de rastreabilidade dos requisitos</text:span></text:p>
      <text:p text:style-name="P36"><text:span text:style-name="T37">Produtos:<text:s/></text:span><text:span text:style-name="T38">Documento de rastreabilidade de requisitos</text:span></text:p>
      <text:p text:style-name="P39"><text:span text:style-name="T40">Equipe:<text:s/></text:span><text:span text:style-name="T41">Rogério Tristão Junior</text:span></text:p>
      <text:p text:style-name="P42"><text:span text:style-name="T43">Artefato:<text:s/></text:span><text:span text:style-name="T44">MRR</text:span><text:span text:style-name="T45">.xls</text:span></text:p>
      <text:p text:style-name="P46"/>
      <text:p text:style-name="P47"><text:span text:style-name="T48">Atividade: Desenvolvimento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Esforço: 25</text:span><text:span text:style-name="T56"><text:s/>Horas</text:span></text:p>
      <text:p text:style-name="P57"><text:span text:style-name="T58">Descrição: Implementação dos cálculos do CONSUNI 21/2009 e verificações de aprovação do estágio probatório e progressão horizontal</text:span></text:p>
      <text:p text:style-name="P59"><text:span text:style-name="T60">Produtos: Código fonte a qual calcula as notas parciais e totais do docente a qual está em estágio probatório e/ou progressão horizontal. Código fonte que verifica as exigências de aprovação final do docente (5 para estágio probatório e 3 para progressão horizontal).</text:span></text:p>
      <text:p text:style-name="P61"><text:span text:style-name="T62">Equipe: Rogério Tristão Junior</text:span></text:p>
      <text:p text:style-name="P63"><text:span text:style-name="T64">Artefato: Código-fonte.</text:span>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gerio Tristão Junior</meta:initial-creator>
    <dc:creator>Rogerio Tristão Junior</dc:creator>
    <meta:creation-date>2013-07-18T00:21:00Z</meta:creation-date>
    <dc:date>2013-07-18T00:24:00Z</dc:date>
    <meta:template xlink:href="Normal" xlink:type="simple"/>
    <meta:editing-cycles>3</meta:editing-cycles>
    <meta:editing-duration>PT180S</meta:editing-duration>
    <meta:document-statistic meta:page-count="1" meta:paragraph-count="1" meta:word-count="131" meta:character-count="839" meta:row-count="5" meta:non-whitespace-character-count="709"/>
  </office:meta>
</office:document-meta>
</file>